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5714" officeooo:paragraph-rsid="001c5714"/>
    </style:style>
    <style:style style:name="P2" style:family="paragraph" style:parent-style-name="Standard">
      <style:text-properties officeooo:rsid="001c82e9" officeooo:paragraph-rsid="001c82e9"/>
    </style:style>
    <style:style style:name="P3" style:family="paragraph" style:parent-style-name="Standard">
      <style:text-properties officeooo:rsid="001e4065" officeooo:paragraph-rsid="001e4065"/>
    </style:style>
    <style:style style:name="P4" style:family="paragraph" style:parent-style-name="Standard">
      <style:text-properties officeooo:rsid="00200a0f" officeooo:paragraph-rsid="00200a0f"/>
    </style:style>
    <style:style style:name="P5" style:family="paragraph" style:parent-style-name="Standard">
      <style:text-properties officeooo:rsid="00208438" officeooo:paragraph-rsid="00208438"/>
    </style:style>
    <style:style style:name="P6" style:family="paragraph" style:parent-style-name="Standard">
      <style:text-properties officeooo:rsid="001c82e9" officeooo:paragraph-rsid="001c82e9"/>
    </style:style>
    <style:style style:name="P7" style:family="paragraph" style:parent-style-name="Standard">
      <style:text-properties officeooo:rsid="00218070" officeooo:paragraph-rsid="002180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leisön esittämiä kysymyksiä ja kehitysehdotuksia kurssille:</text:p>
      <text:p text:style-name="P1"/>
      <text:p text:style-name="P1"/>
      <text:p text:style-name="P2">Kurssin ohjauksen näytön nauhoitus live-tapahtumasta</text:p>
      <text:p text:style-name="P2"/>
      <text:p text:style-name="P3">Lisää selvennystä sensor-controller-actuator -järjestelmiin.</text:p>
      <text:p text:style-name="P3"/>
      <text:p text:style-name="P4">Lisäyksenä kalvojen alkuun selvennystä siitä, mihin lopputulokseen on tarkoitus päästä.</text:p>
      <text:p text:style-name="P4"/>
      <text:p text:style-name="P5">Kalvosarjojen numerointi.</text:p>
      <text:p text:style-name="P2"/>
      <text:p text:style-name="P7">Kameran parenttaus kohteeseen aiheuttaa joskus ruudun menemisen harmaaksi, kun pelin käynnistää (??)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6:27:05.962780309</meta:creation-date>
    <meta:generator>LibreOffice/5.0.1.2$Linux_X86_64 LibreOffice_project/00m0$Build-2</meta:generator>
    <dc:date>2015-09-26T13:48:11.244493814</dc:date>
    <meta:editing-duration>PT3H1M45S</meta:editing-duration>
    <meta:editing-cycles>6</meta:editing-cycles>
    <meta:document-statistic meta:table-count="0" meta:image-count="0" meta:object-count="0" meta:page-count="1" meta:paragraph-count="6" meta:word-count="39" meta:character-count="384" meta:non-whitespace-character-count="351"/>
  </office:meta>
</office:document-meta>
</file>